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F0000001907C5E9E17.png" manifest:media-type="image/png"/>
  <manifest:file-entry manifest:full-path="Pictures/10000201000001CF000001ECCE8F1E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fo:min-height="5.585cm" fo:min-width="5.237cm"/>
    </style:style>
    <style:style style:name="gr2" style:family="graphic" style:parent-style-name="standard">
      <style:graphic-properties draw:marker-end="Arrowheads_20_1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2cm" fo:min-width="3.108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535cm"/>
    </style:style>
    <style:style style:name="gr7" style:family="graphic" style:parent-style-name="standard">
      <style:graphic-properties draw:stroke="none" draw:fill="none" fo:min-height="0.534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marker-start-width="0.2cm" draw:marker-end="Arrowheads_20_1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draw:marker-end="Arrowheads_20_1" draw:fill="none" fo:min-height="0.6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4.994cm"/>
    </style:style>
    <style:style style:name="gr16" style:family="graphic" style:parent-style-name="objectwithoutfill">
      <style:graphic-properties draw:stroke="none" draw:marker-start-width="0.35cm" draw:marker-end="Arrow" draw:marker-end-width="0.4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entury Schoolbook L'" style:font-family-generic="roman" style:font-pitch="variable"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family="'Century Schoolbook L'" style:font-family-generic="roman" style:font-pitch="variable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family="'Century Schoolbook L'" style:font-family-generic="roman" style:font-pitch="variable" fo:font-style="italic" style:font-style-asian="italic" style:font-style-complex="italic"/>
    </style:style>
    <style:style style:name="T1" style:family="text">
      <style:text-properties fo:font-family="'Century Schoolbook L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family="'Century Schoolbook L'" style:font-family-generic="roman" style:font-pitch="variable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family="'Century Schoolbook L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family="'Century Schoolbook L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family="'Century Schoolbook L'" style:font-family-generic="roman" style:font-pitch="variable"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Century Schoolbook L'" style:font-family-generic="roman" style:font-pitch="variable" fo:font-size="10pt" style:font-size-asian="10pt" style:font-size-complex="10pt"/>
    </style:style>
    <style:style style:name="T9" style:family="text">
      <style:text-properties fo:font-family="'Century Schoolbook L'" style:font-family-generic="roman" style:font-pitch="variable" fo:font-size="6pt" style:font-size-asian="6pt" style:font-size-complex="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style="normal" style:font-size-asian="10pt" style:font-style-asian="normal" style:font-size-complex="10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font-family="'Century Schoolbook L'" style:font-family-generic="roman" style:font-pitch="variable" fo:font-size="14pt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5.737cm" svg:height="5.835cm" svg:x="1.1cm" svg:y="7.5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45cm" svg:height="5.446cm" svg:x="8.672cm" svg:y="7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5cm" svg:height="2.625cm" svg:x="1.312cm" svg:y="9.054cm">
          <text:p text:style-name="P1"><text:span text:style-name="T1">ACC={</text:span><text:span text:style-name="T2">a</text:span><text:span text:style-name="T3">x</text:span><text:span text:style-name="T4">,</text:span><text:span text:style-name="T5">a</text:span><text:span text:style-name="T3">y</text:span><text:span text:style-name="T4">,</text:span><text:span text:style-name="T5">a</text:span><text:span text:style-name="T3">z</text:span><text:span text:style-name="T1">}</text:span></text:p>
          <text:p text:style-name="P1"><text:span text:style-name="T6">GYR={</text:span><text:span text:style-name="T2">g</text:span><text:span text:style-name="T3">x</text:span><text:span text:style-name="T4">,</text:span><text:span text:style-name="T5">g</text:span><text:span text:style-name="T3">y</text:span><text:span text:style-name="T4">,</text:span><text:span text:style-name="T5">g</text:span><text:span text:style-name="T3">z</text:span><text:span text:style-name="T6">}</text:span></text:p>
          <text:p text:style-name="P1"><text:span text:style-name="T6">MAG={</text:span><text:span text:style-name="T2">m</text:span><text:span text:style-name="T3">x</text:span><text:span text:style-name="T4">,</text:span><text:span text:style-name="T5">m</text:span><text:span text:style-name="T3">y</text:span><text:span text:style-name="T4">,</text:span><text:span text:style-name="T5">m</text:span><text:span text:style-name="T3">z</text:span><text:span text:style-name="T6">}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711cm" svg:height="3.792cm" svg:x="2.17cm" svg:y="7.908cm">
          <draw:text-box>
            <text:p><text:span text:style-name="T7">Raw Data <text:s/></text:span></text:p>
          </draw:text-box>
        </draw:frame>
        <draw:custom-shape draw:style-name="gr5" draw:text-style-name="P1" draw:layer="layout" svg:width="3.209cm" svg:height="0.778cm" svg:x="2.364cm" svg:y="12.24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209cm" svg:height="0.933cm" svg:x="2.364cm" svg:y="12.247cm">
          <draw:text-box>
            <text:p text:style-name="P1"><text:span text:style-name="T2">a</text:span><text:span text:style-name="T3">x</text:span><text:span text:style-name="T8"> = {x</text:span><text:span text:style-name="T9">1</text:span><text:span text:style-name="T8">,...,x</text:span><text:span text:style-name="T9">N</text:span><text:span text:style-name="T8"> <text:s/>}</text:span></text:p>
          </draw:text-box>
        </draw:frame>
        <draw:custom-shape draw:style-name="gr3" draw:text-style-name="P5" draw:layer="layout" svg:width="3.875cm" svg:height="3.327cm" svg:x="9.657cm" svg:y="9.017cm">
          <text:p text:style-name="P1"><text:span text:style-name="T10">Time-delay </text:span></text:p>
          <text:p text:style-name="P1"><text:span text:style-name="T10">Embedded </text:span></text:p>
          <text:p text:style-name="P1"><text:span text:style-name="T10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3.793cm" svg:height="0.784cm" draw:transform="rotate (1.57219259019649) translate (8.97cm 12.637cm)">
          <draw:text-box>
            <text:p text:style-name="P1"><text:span text:style-name="T11">[m]</text:span><text:span text:style-name="T12"> </text:span><text:span text:style-name="T13">rows</text:span></text:p>
          </draw:text-box>
        </draw:frame>
        <draw:line draw:style-name="gr8" draw:text-style-name="P1" draw:layer="layout" svg:x1="9.268cm" svg:y1="11.469cm" svg:x2="9.268cm" svg:y2="12.247cm">
          <text:p/>
        </draw:line>
        <draw:line draw:style-name="gr9" draw:text-style-name="P1" draw:layer="layout" svg:x1="9.268cm" svg:y1="10.01cm" svg:x2="9.268cm" svg:y2="9.135cm">
          <text:p/>
        </draw:line>
        <draw:custom-shape draw:style-name="gr2" draw:text-style-name="P1" draw:layer="layout" svg:width="12.544cm" svg:height="6.71cm" svg:x="15.978cm" svg:y="7.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64cm" svg:height="3.695cm" svg:x="17.242cm" svg:y="9.038cm">
          <text:p text:style-name="P1"><text:span text:style-name="T14"><text:s text:c="6"/></text:span></text:p>
          <text:p text:style-name="P1"><text:span text:style-name="T14"><text:s text:c="7"/></text:span><text:span text:style-name="T14">1</text:span></text:p>
          <text:p text:style-name="P1"><text:span text:style-name="T14"><text:s/></text:span></text:p>
          <text:p text:style-name="P1"><text:span text:style-name="T14"><text:s text:c="7"/></text:span><text:span text:style-name="T14">2</text:span></text:p>
          <text:p text:style-name="P1"><text:span text:style-name="T14">.</text:span></text:p>
          <text:p text:style-name="P1"><text:span text:style-name="T14">.</text:span></text:p>
          <text:p text:style-name="P1"><text:span text:style-name="T14">.</text:span></text:p>
          <text:p text:style-name="P1"><text:span text:style-name="T14"/></text:p>
          <text:p text:style-name="P1"><text:span text:style-name="T14"><text:s text:c="7"/></text:span><text:span text:style-name="T14">m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0.517cm" svg:height="0.608cm" svg:x="17.579cm" svg:y="9.381cm">
          <draw:image xlink:href="Pictures/10000201000000F0000001907C5E9E17.png" xlink:type="simple" xlink:show="embed" xlink:actuate="onLoad">
            <text:p text:style-name="P1"><text:s text:c="3"/></text:p>
            <text:p text:style-name="P1"/>
          </draw:image>
        </draw:frame>
        <draw:frame draw:style-name="gr11" draw:text-style-name="P1" draw:layer="layout" svg:width="0.517cm" svg:height="0.608cm" svg:x="17.568cm" svg:y="10.063cm">
          <draw:image xlink:href="Pictures/10000201000000F0000001907C5E9E17.png" xlink:type="simple" xlink:show="embed" xlink:actuate="onLoad">
            <text:p/>
          </draw:image>
        </draw:frame>
        <draw:frame draw:style-name="gr11" draw:text-style-name="P1" draw:layer="layout" svg:width="0.516cm" svg:height="0.607cm" svg:x="17.495cm" svg:y="11.696cm">
          <draw:image xlink:href="Pictures/10000201000000F0000001907C5E9E17.png" xlink:type="simple" xlink:show="embed" xlink:actuate="onLoad">
            <text:p/>
          </draw:image>
        </draw:frame>
        <draw:custom-shape draw:style-name="gr3" draw:text-style-name="P5" draw:layer="layout" svg:width="3.792cm" svg:height="3.501cm" svg:x="19.576cm" svg:y="9.135cm">
          <text:p text:style-name="P1"><text:span text:style-name="T10">V</text:span><text:span text:style-name="T14">1 <text:s/></text:span><text:span text:style-name="T10">V</text:span><text:span text:style-name="T14">2 <text:s/>. . . <text:s/></text:span><text:span text:style-name="T10">V</text:span><text:span text:style-name="T14">m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54cm" svg:y1="9.427cm" svg:x2="20.354cm" svg:y2="10.399cm">
          <text:p/>
        </draw:line>
        <draw:line draw:style-name="gr12" draw:text-style-name="P1" draw:layer="layout" svg:x1="20.937cm" svg:y1="9.427cm" svg:x2="20.937cm" svg:y2="10.399cm">
          <text:p/>
        </draw:line>
        <draw:line draw:style-name="gr12" draw:text-style-name="P1" draw:layer="layout" svg:x1="22.493cm" svg:y1="9.427cm" svg:x2="22.493cm" svg:y2="10.399cm">
          <text:p/>
        </draw:line>
        <draw:line draw:style-name="gr12" draw:text-style-name="P1" draw:layer="layout" svg:x1="20.354cm" svg:y1="11.372cm" svg:x2="20.354cm" svg:y2="12.344cm">
          <text:p/>
        </draw:line>
        <draw:line draw:style-name="gr12" draw:text-style-name="P1" draw:layer="layout" svg:x1="20.937cm" svg:y1="11.372cm" svg:x2="20.937cm" svg:y2="12.344cm">
          <text:p/>
        </draw:line>
        <draw:line draw:style-name="gr12" draw:text-style-name="P1" draw:layer="layout" svg:x1="22.493cm" svg:y1="11.372cm" svg:x2="22.493cm" svg:y2="12.344cm">
          <text:p/>
        </draw:line>
        <draw:custom-shape draw:style-name="gr3" draw:text-style-name="P5" draw:layer="layout" svg:width="3.695cm" svg:height="3.209cm" svg:x="24.438cm" svg:y="9.33cm">
          <text:p text:style-name="P1"><text:span text:style-name="T10">PC</text:span><text:span text:style-name="T14">1</text:span></text:p>
          <text:p text:style-name="P1"><text:span text:style-name="T10">PC</text:span><text:span text:style-name="T14">2</text:span></text:p>
          <text:p text:style-name="P1"><text:span text:style-name="T14">.</text:span></text:p>
          <text:p text:style-name="P1"><text:span text:style-name="T14">.</text:span></text:p>
          <text:p text:style-name="P1"><text:span text:style-name="T14">.</text:span></text:p>
          <text:p text:style-name="P1"><text:span text:style-name="T10">PC</text:span><text:span text:style-name="T14">m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4.73cm" svg:y1="9.824cm" svg:x2="25.702cm" svg:y2="9.808cm">
          <text:p/>
        </draw:line>
        <draw:line draw:style-name="gr12" draw:text-style-name="P1" draw:layer="layout" svg:x1="26.869cm" svg:y1="9.832cm" svg:x2="27.841cm" svg:y2="9.816cm">
          <text:p/>
        </draw:line>
        <draw:line draw:style-name="gr12" draw:text-style-name="P1" draw:layer="layout" svg:x1="24.73cm" svg:y1="10.303cm" svg:x2="25.702cm" svg:y2="10.287cm">
          <text:p/>
        </draw:line>
        <draw:line draw:style-name="gr12" draw:text-style-name="P1" draw:layer="layout" svg:x1="24.73cm" svg:y1="12.068cm" svg:x2="25.702cm" svg:y2="12.052cm">
          <text:p/>
        </draw:line>
        <draw:line draw:style-name="gr12" draw:text-style-name="P1" draw:layer="layout" svg:x1="26.869cm" svg:y1="10.318cm" svg:x2="27.841cm" svg:y2="10.302cm">
          <text:p/>
        </draw:line>
        <draw:line draw:style-name="gr12" draw:text-style-name="P1" draw:layer="layout" svg:x1="26.869cm" svg:y1="12.068cm" svg:x2="27.841cm" svg:y2="12.052cm">
          <text:p/>
        </draw:line>
        <draw:frame draw:style-name="gr6" draw:text-style-name="P6" draw:layer="layout" svg:width="3.792cm" svg:height="0.785cm" svg:x="19.673cm" svg:y="12.63cm">
          <draw:text-box>
            <text:p text:style-name="P1"><text:span text:style-name="T15">[m]</text:span></text:p>
          </draw:text-box>
        </draw:frame>
        <draw:frame draw:style-name="gr6" draw:text-style-name="P1" draw:layer="layout" svg:width="3.793cm" svg:height="0.785cm" draw:transform="rotate (1.57219259019649) translate (16.457cm 12.637cm)">
          <draw:text-box>
            <text:p text:style-name="P1"><text:span text:style-name="T11">[m]</text:span></text:p>
          </draw:text-box>
        </draw:frame>
        <draw:frame draw:style-name="gr6" draw:text-style-name="P6" draw:layer="layout" svg:width="3.793cm" svg:height="0.785cm" svg:x="16.075cm" svg:y="12.726cm">
          <draw:text-box>
            <text:p text:style-name="P1"><text:span text:style-name="T15">[1]</text:span></text:p>
          </draw:text-box>
        </draw:frame>
        <draw:line draw:style-name="gr13" draw:text-style-name="P1" draw:layer="layout" svg:x1="22.007cm" svg:y1="12.928cm" svg:x2="23.271cm" svg:y2="12.928cm">
          <text:p/>
        </draw:line>
        <draw:line draw:style-name="gr13" draw:text-style-name="P1" draw:layer="layout" svg:x1="18.214cm" svg:y1="13.025cm" svg:x2="18.506cm" svg:y2="13.025cm">
          <text:p/>
        </draw:line>
        <draw:line draw:style-name="gr9" draw:text-style-name="P1" draw:layer="layout" svg:x1="21.132cm" svg:y1="12.928cm" svg:x2="19.673cm" svg:y2="12.928cm">
          <text:p/>
        </draw:line>
        <draw:line draw:style-name="gr9" draw:text-style-name="P1" draw:layer="layout" svg:x1="17.631cm" svg:y1="13.025cm" svg:x2="17.295cm" svg:y2="13.021cm">
          <text:p/>
        </draw:line>
        <draw:line draw:style-name="gr8" draw:text-style-name="P1" draw:layer="layout" svg:x1="16.756cm" svg:y1="11.177cm" svg:x2="16.756cm" svg:y2="12.441cm">
          <text:p/>
        </draw:line>
        <draw:line draw:style-name="gr9" draw:text-style-name="P1" draw:layer="layout" svg:x1="16.756cm" svg:y1="10.302cm" svg:x2="16.756cm" svg:y2="9.135cm">
          <text:p/>
        </draw:line>
        <draw:frame draw:style-name="gr7" draw:text-style-name="P1" draw:layer="layout" svg:width="3.793cm" svg:height="0.784cm" draw:transform="rotate (1.57219259019649) translate (18.986cm 12.638cm)">
          <draw:text-box>
            <text:p text:style-name="P1"><text:span text:style-name="T11">[m]</text:span></text:p>
          </draw:text-box>
        </draw:frame>
        <draw:line draw:style-name="gr8" draw:text-style-name="P1" draw:layer="layout" svg:x1="19.284cm" svg:y1="11.178cm" svg:x2="19.284cm" svg:y2="12.442cm">
          <text:p/>
        </draw:line>
        <draw:line draw:style-name="gr9" draw:text-style-name="P1" draw:layer="layout" svg:x1="19.284cm" svg:y1="10.303cm" svg:x2="19.284cm" svg:y2="9.136cm">
          <text:p/>
        </draw:line>
        <draw:frame draw:style-name="gr7" draw:text-style-name="P1" draw:layer="layout" svg:width="3.792cm" svg:height="0.784cm" draw:transform="rotate (1.57219259019649) translate (23.848cm 12.832cm)">
          <draw:text-box>
            <text:p text:style-name="P1"><text:span text:style-name="T11">[m]</text:span></text:p>
          </draw:text-box>
        </draw:frame>
        <draw:line draw:style-name="gr8" draw:text-style-name="P1" draw:layer="layout" svg:x1="24.146cm" svg:y1="11.373cm" svg:x2="24.146cm" svg:y2="12.637cm">
          <text:p/>
        </draw:line>
        <draw:line draw:style-name="gr9" draw:text-style-name="P1" draw:layer="layout" svg:x1="24.146cm" svg:y1="10.498cm" svg:x2="24.146cm" svg:y2="9.331cm">
          <text:p/>
        </draw:line>
        <draw:frame draw:style-name="gr14" draw:text-style-name="P3" draw:layer="layout" svg:width="9.78cm" svg:height="0.962cm" svg:x="17.731cm" svg:y="7.637cm">
          <draw:text-box>
            <text:p><text:span text:style-name="T7">Principal Componet Analysis</text:span></text:p>
          </draw:text-box>
        </draw:frame>
        <draw:frame draw:style-name="gr15" draw:text-style-name="P3" draw:layer="layout" svg:width="5.65cm" svg:height="0.962cm" svg:x="8.588cm" svg:y="7.968cm">
          <draw:text-box>
            <text:p><text:span text:style-name="T7">Takens' Theorem</text:span></text:p>
          </draw:text-box>
        </draw:frame>
        <draw:line draw:style-name="gr16" draw:text-style-name="P1" draw:layer="layout" svg:x1="8.004cm" svg:y1="10.788cm" svg:x2="8.685cm" svg:y2="10.788cm">
          <text:p/>
        </draw:line>
        <draw:custom-shape draw:style-name="gr2" draw:text-style-name="P1" draw:layer="layout" svg:width="1.029cm" svg:height="0.488cm" svg:x="7.26cm" svg:y="10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029cm" svg:height="0.489cm" svg:x="14.534cm" svg:y="10.4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3.793cm" svg:height="0.785cm" svg:x="9.656cm" svg:y="12.338cm">
          <draw:text-box>
            <text:p text:style-name="P1"><text:span text:style-name="T15">[N-(m-1)</text:span><text:span text:style-name="T16"> <text:s text:c="2"/></text:span><text:span text:style-name="T11">]</text:span><text:span text:style-name="T12"> </text:span><text:span text:style-name="T13">columns</text:span></text:p>
          </draw:text-box>
        </draw:frame>
        <draw:line draw:style-name="gr13" draw:text-style-name="P1" draw:layer="layout" svg:x1="13.16cm" svg:y1="12.637cm" svg:x2="13.452cm" svg:y2="12.637cm">
          <text:p/>
        </draw:line>
        <draw:line draw:style-name="gr13" draw:text-style-name="P1" draw:layer="layout" svg:x1="9.948cm" svg:y1="12.637cm" svg:x2="9.656cm" svg:y2="12.638cm">
          <text:p/>
        </draw:line>
        <draw:frame draw:style-name="gr11" draw:text-style-name="P1" draw:layer="layout" svg:width="0.353cm" svg:height="0.374cm" svg:x="11.294cm" svg:y="12.456cm">
          <draw:image xlink:href="Pictures/10000201000001CF000001ECCE8F1ECF.png" xlink:type="simple" xlink:show="embed" xlink:actuate="onLoad">
            <text:p/>
          </draw:image>
        </draw:frame>
        <draw:frame draw:style-name="gr11" draw:text-style-name="P1" draw:layer="layout" svg:width="0.353cm" svg:height="0.374cm" svg:x="11.295cm" svg:y="12.456cm">
          <draw:image xlink:href="Pictures/10000201000001CF000001ECCE8F1ECF.png" xlink:type="simple" xlink:show="embed" xlink:actuate="onLoad">
            <text:p/>
          </draw:image>
        </draw:frame>
        <draw:frame draw:style-name="gr6" draw:text-style-name="P1" draw:layer="layout" svg:width="3.793cm" svg:height="0.785cm" svg:x="24.338cm" svg:y="12.57cm">
          <draw:text-box>
            <text:p text:style-name="P1"><text:span text:style-name="T15">[N-(m-1)</text:span><text:span text:style-name="T16"> <text:s text:c="2"/></text:span><text:span text:style-name="T11">]</text:span><text:span text:style-name="T12"> </text:span></text:p>
          </draw:text-box>
        </draw:frame>
        <draw:line draw:style-name="gr13" draw:text-style-name="P1" draw:layer="layout" svg:x1="27.342cm" svg:y1="12.869cm" svg:x2="27.634cm" svg:y2="12.869cm">
          <text:p/>
        </draw:line>
        <draw:line draw:style-name="gr13" draw:text-style-name="P1" draw:layer="layout" svg:x1="24.976cm" svg:y1="12.892cm" svg:x2="24.684cm" svg:y2="12.893cm">
          <text:p/>
        </draw:line>
        <draw:frame draw:style-name="gr11" draw:text-style-name="P1" draw:layer="layout" svg:width="0.353cm" svg:height="0.374cm" svg:x="26.613cm" svg:y="12.704cm">
          <draw:image xlink:href="Pictures/10000201000001CF000001ECCE8F1ECF.png" xlink:type="simple" xlink:show="embed" xlink:actuate="onLoad">
            <text:p/>
          </draw:image>
        </draw:frame>
        <draw:frame draw:style-name="gr6" draw:text-style-name="P7" draw:layer="layout" svg:width="3.209cm" svg:height="0.937cm" svg:x="10.018cm" svg:y="11.365cm">
          <draw:text-box>
            <text:p text:style-name="P1"><text:span text:style-name="T2">E</text:span><text:span text:style-name="T17">{</text:span><text:span text:style-name="T2">a</text:span><text:span text:style-name="T3">x</text:span><text:span text:style-name="T17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guel Xochicale</meta:initial-creator>
    <meta:creation-date>2015-04-07T17:18:42</meta:creation-date>
    <dc:date>2015-04-08T14:17:45</dc:date>
    <dc:creator>Miguel Xochicale</dc:creator>
    <meta:editing-duration>PT1H21M5S</meta:editing-duration>
    <meta:editing-cycles>10</meta:editing-cycles>
    <meta:generator>LibreOffice/3.5$Linux_X86_64 LibreOffice_project/350m1$Build-2</meta:generator>
    <meta:document-statistic meta:object-count="59"/>
  </office:meta>
</office:document-meta>
</file>